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95cm" fo:margin-left="0cm" fo:margin-right="0.005cm" table:align="margins"/>
    </style:style>
    <style:style style:name="Tabella33.A" style:family="table-column">
      <style:table-column-properties style:column-width="4.172cm" style:rel-column-width="16086*"/>
    </style:style>
    <style:style style:name="Tabella33.B" style:family="table-column">
      <style:table-column-properties style:column-width="12.823cm" style:rel-column-width="4944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3.B1" style:family="table-cell">
      <style:table-cell-properties fo:padding="0.097cm" fo:border="0.002cm solid #000000"/>
    </style:style>
    <style:style style:name="Tabella33.A2" style:family="table-cell">
      <style:table-cell-properties fo:padding="0.097cm" fo:border-left="0.002cm solid #000000" fo:border-right="none" fo:border-top="none" fo:border-bottom="0.002cm solid #000000"/>
    </style:style>
    <style:style style:name="Tabel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able_20_Contents">
      <style:text-properties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Inserimento nuovo commento nel forum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1">genitore </text:span><text:span text:style-name="T2">OR </text:span><text:span text:style-name="T1">educatore didattico </text:span><text:span text:style-name="T2">OR </text:span><text:span text:style-name="T1">direttore </text:span><text:span text:style-name="T2">OR </text:span><text:span text:style-name="T1">psicopedagog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2">geniore OR come educatrice didattico OR come direttore OR come psicopedagog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6498471" text:style-name="Numerazione_20_UC">
              <text:list-item text:start-value="1">
                <text:p text:style-name="Azione_20_attore">Accede alla sezione commenti del forum (<text:span text:style-name="T1">include Visualizza Forum</text:span>)</text:p>
              </text:list-item>
              <text:list-item>
                <text:p text:style-name="Azione_20_attore"/>
              </text:list-item>
              <text:list-item>
                <text:p text:style-name="Azione_20_sistema">Il sistema memorizza il commento e genera la nuova pagina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L'utente ha sottomesso il commento e il sistema ha aggiornato i dati <text:s/>OR l'utente ha annullato il commento e il sistema non ha aggiornato i d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8T10:30:04.36</meta:creation-date>
    <meta:editing-duration>PT1H58M44S</meta:editing-duration>
    <meta:editing-cycles>7</meta:editing-cycles>
    <meta:generator>OpenOffice.org/3.3$Win32 OpenOffice.org_project/330m20$Build-9567</meta:generator>
    <dc:date>2012-10-19T17:51:39.71</dc:date>
    <dc:creator>Alfonso Piscitelli</dc:creator>
    <meta:document-statistic meta:table-count="1" meta:image-count="0" meta:object-count="0" meta:page-count="1" meta:paragraph-count="15" meta:word-count="117" meta:character-count="758"/>
  </office:meta>
</office:document-meta>
</file>